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434cm" table:align="center" style:writing-mode="lr-tb"/>
    </style:style>
    <style:style style:name="Таблица1.A" style:family="table-column">
      <style:table-column-properties style:column-width="13.434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3.229cm" table:align="left" style:writing-mode="lr-tb"/>
    </style:style>
    <style:style style:name="Таблица2.A" style:family="table-column">
      <style:table-column-properties style:column-width="2.96cm"/>
    </style:style>
    <style:style style:name="Таблица2.B" style:family="table-column">
      <style:table-column-properties style:column-width="0.63cm"/>
    </style:style>
    <style:style style:name="Таблица2.Q" style:family="table-column">
      <style:table-column-properties style:column-width="0.797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4pt" fo:language="en" fo:country="US" fo:font-weight="bold" officeooo:rsid="00115fd2" style:font-size-asian="14pt" style:font-weight-asian="bold" style:font-size-complex="14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4pt" fo:language="en" fo:country="US" fo:font-weight="bold" officeooo:rsid="00115fd2" style:font-size-asian="14pt" style:font-weight-asian="bold" style:font-size-complex="14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13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14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normal" officeooo:rsid="00115fd2" officeooo:paragraph-rsid="00115fd2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000000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6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17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18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9bc45"/>
    </style:style>
    <style:style style:name="P19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025c9"/>
    </style:style>
    <style:style style:name="P20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203e0b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9bc45"/>
    </style:style>
    <style:style style:name="P22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23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791b2"/>
    </style:style>
    <style:style style:name="P24" style:family="paragraph" style:parent-style-name="Text_20_body">
      <style:paragraph-properties fo:line-height="150%"/>
      <style:text-properties fo:font-weight="bold"/>
    </style:style>
    <style:style style:name="P25" style:family="paragraph" style:parent-style-name="Text_20_body">
      <style:paragraph-properties fo:line-height="150%"/>
    </style:style>
    <style:style style:name="P26" style:family="paragraph" style:parent-style-name="Text_20_body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officeooo:paragraph-rsid="001791b2"/>
    </style:style>
    <style:style style:name="P27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28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officeooo:paragraph-rsid="000c8516"/>
    </style:style>
    <style:style style:name="P29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officeooo:paragraph-rsid="000ef11a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size="10pt" fo:font-weight="bold" style:font-name-asian="Liberation Mono" style:font-size-asian="10pt" style:font-name-complex="Liberation Mono" style:font-size-complex="10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fo:font-size="14pt" officeooo:rsid="001e8ab7" style:font-size-asian="14pt" style:font-size-complex="14pt"/>
    </style:style>
    <style:style style:name="T4" style:family="text">
      <style:text-properties fo:color="#000000" style:font-name="Times New Roman" fo:font-size="14pt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officeooo:rsid="002025c9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officeooo:rsid="00209558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officeooo:rsid="001791b2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style:font-name="Times New Roman" fo:font-size="14pt" officeooo:rsid="00215320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color="#000000" style:font-name="Times New Roman" fo:font-size="14pt" fo:font-weight="bold" officeooo:rsid="001791b2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0" style:family="text">
      <style:text-properties fo:color="#000000" style:font-name="Times New Roman" fo:font-size="14pt" fo:font-weight="bold" officeooo:rsid="0019bc45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" fo:font-size="14pt" fo:font-weight="bold" officeooo:rsid="002025c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2" style:family="text">
      <style:text-properties fo:color="#000000" style:font-name="Times New Roman" fo:font-size="14pt" fo:font-weight="bold" officeooo:rsid="0021532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font-weight="normal" officeooo:rsid="00164fa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5" style:family="text">
      <style:text-properties fo:color="#000000" style:font-name="Times New Roman" fo:font-size="14pt" fo:font-weight="normal" officeooo:rsid="001722a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6" style:family="text">
      <style:text-properties fo:color="#000000" style:font-name="Times New Roman" fo:font-size="14pt" fo:font-weight="normal" officeooo:rsid="001e8ab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7" style:family="text">
      <style:text-properties fo:color="#000000" style:font-name="Times New Roman" fo:font-size="14pt" fo:font-weight="normal" officeooo:rsid="002025c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8" style:family="text">
      <style:text-properties fo:color="#000000" style:font-name="Times New Roman" fo:font-size="14pt" fo:font-weight="normal" officeooo:rsid="00203e0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9" style:family="text">
      <style:text-properties fo:color="#000000" style:font-name="Times New Roman" fo:font-size="14pt" fo:font-weight="normal" officeooo:rsid="0021532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0" style:family="text">
      <style:text-properties fo:color="#000000" style:font-name="Times New Roman" fo:font-size="14pt" fo:font-weight="normal" officeooo:rsid="001791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1" style:family="text">
      <style:text-properties fo:color="#000000" style:font-name="Times New Roman" fo:font-size="14pt" fo:font-style="italic" fo:font-weight="normal" officeooo:rsid="002025c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2" style:family="text">
      <style:text-properties fo:color="#000000" style:font-name="Times New Roman" fo:font-size="14pt" fo:font-style="italic" fo:font-weight="normal" officeooo:rsid="0021532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3" style:family="text">
      <style:text-properties fo:color="#000000" style:text-position="-33% 80%" style:font-name="Times New Roman" fo:font-size="14pt" fo:font-weight="normal" officeooo:rsid="0021532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4" style:family="text">
      <style:text-properties fo:color="#000000" style:text-position="33% 80%" style:font-name="Times New Roman" fo:font-size="14pt" fo:font-weight="normal" officeooo:rsid="0021532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5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6" style:family="text">
      <style:text-properties fo:color="#24292e" style:font-name="Times New Roman" fo:font-size="14pt" officeooo:rsid="000ef11a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fo:color="#24292e" style:font-name="Times New Roman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8" style:family="text">
      <style:text-properties fo:color="#000080"/>
    </style:style>
    <style:style style:name="T29" style:family="text">
      <style:text-properties fo:color="#000080" fo:font-weight="bold"/>
    </style:style>
    <style:style style:name="T30" style:family="text">
      <style:text-properties fo:color="#000080" style:font-name="DejaVu Sans Mono"/>
    </style:style>
    <style:style style:name="T31" style:family="text">
      <style:text-properties fo:color="#000080" style:font-name="DejaVu Sans Mono" fo:font-weight="bold"/>
    </style:style>
    <style:style style:name="T32" style:family="text">
      <style:text-properties fo:color="#000080" style:font-name="DejaVu Sans Mono" fo:font-size="10pt" fo:font-weight="bold" officeooo:rsid="00215320" style:font-name-asian="Liberation Mono" style:font-size-asian="10pt" style:language-asian="ru" style:country-asian="RU" style:font-weight-asian="normal" style:font-name-complex="Liberation Mono" style:font-size-complex="10pt" style:font-weight-complex="normal"/>
    </style:style>
    <style:style style:name="T33" style:family="text">
      <style:text-properties fo:color="#000080" fo:font-size="10pt" fo:font-weight="bold" officeooo:rsid="00215320" style:font-name-asian="Liberation Mono" style:font-size-asian="10pt" style:language-asian="ru" style:country-asian="RU" style:font-weight-asian="normal" style:font-name-complex="Liberation Mono" style:font-size-complex="10pt" style:font-weight-complex="normal"/>
    </style:style>
    <style:style style:name="T34" style:family="text">
      <style:text-properties fo:color="#008080"/>
    </style:style>
    <style:style style:name="T35" style:family="text">
      <style:text-properties fo:color="#008080" fo:font-weight="bold"/>
    </style:style>
    <style:style style:name="T36" style:family="text">
      <style:text-properties fo:color="#008080" style:font-name="DejaVu Sans Mono" fo:font-weight="bold"/>
    </style:style>
    <style:style style:name="T37" style:family="text">
      <style:text-properties fo:color="#0000ff"/>
    </style:style>
    <style:style style:name="T38" style:family="text">
      <style:text-properties fo:color="#0000ff" style:font-name="DejaVu Sans Mono"/>
    </style:style>
    <style:style style:name="T39" style:family="text">
      <style:text-properties style:font-name="DejaVu Sans Mono"/>
    </style:style>
    <style:style style:name="T40" style:family="text">
      <style:text-properties style:font-name="DejaVu Sans Mono" fo:font-size="10pt" fo:font-weight="bold" officeooo:rsid="00215320" style:font-name-asian="Liberation Mono" style:font-size-asian="10pt" style:language-asian="ru" style:country-asian="RU" style:font-weight-asian="normal" style:font-name-complex="Liberation Mono" style:font-size-complex="10pt" style:font-weight-complex="normal"/>
    </style:style>
    <style:style style:name="T41" style:family="text">
      <style:text-properties officeooo:rsid="0015ee5b"/>
    </style:style>
    <style:style style:name="T42" style:family="text">
      <style:text-properties style:font-name="Times New Roman" fo:font-weight="normal" officeooo:rsid="001791b2" style:font-name-asian="Times New Roman1" style:language-asian="ru" style:country-asian="RU" style:font-weight-asian="normal" style:font-name-complex="Times New Roman1" style:font-weight-complex="normal"/>
    </style:style>
    <style:style style:name="T43" style:family="text">
      <style:text-properties style:font-name="Times New Roman" fo:font-weight="normal" officeooo:rsid="00215320" style:font-name-asian="Times New Roman1" style:language-asian="ru" style:country-asian="RU" style:font-weight-asian="normal" style:font-name-complex="Times New Roman1" style:font-weight-complex="normal"/>
    </style:style>
    <style:style style:name="T44" style:family="text">
      <style:text-properties style:font-name="Times New Roman" fo:font-size="14pt" fo:font-weight="normal" officeooo:rsid="0021532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5" style:family="text">
      <style:text-properties officeooo:rsid="001d14ce"/>
    </style:style>
    <style:style style:name="T46" style:family="text">
      <style:text-properties officeooo:rsid="002025c9"/>
    </style:style>
    <style:style style:name="T47" style:family="text">
      <style:text-properties fo:color="#b200b2" style:font-name="DejaVu Sans Mono"/>
    </style:style>
    <style:style style:name="T48" style:family="text">
      <style:text-properties fo:color="#94558d"/>
    </style:style>
    <style:style style:name="T49" style:family="text">
      <style:text-properties fo:color="#94558d" style:font-name="DejaVu Sans Mono"/>
    </style:style>
    <style:style style:name="T50" style:family="text">
      <style:text-properties fo:color="#008000"/>
    </style:style>
    <style:style style:name="T51" style:family="text">
      <style:text-properties fo:color="#008000" style:font-name="DejaVu Sans Mono" fo:font-weight="bold"/>
    </style:style>
    <style:style style:name="T52" style:family="text">
      <style:text-properties fo:color="#808080"/>
    </style:style>
    <style:style style:name="T53" style:family="text">
      <style:text-properties fo:color="#808080" style:font-name="DejaVu Sans Mono" fo:font-style="italic"/>
    </style:style>
    <style:style style:name="T54" style:family="text">
      <style:text-properties officeooo:rsid="00209558"/>
    </style:style>
    <style:style style:name="T55" style:family="text">
      <style:text-properties style:text-position="-33% 80%"/>
    </style:style>
    <style:style style:name="T56" style:family="text">
      <style:text-properties style:text-position="33% 80%"/>
    </style:style>
    <style:style style:name="T57" style:family="text">
      <style:text-properties fo:font-style="italic"/>
    </style:style>
    <style:style style:name="T58" style:family="text">
      <style:text-properties officeooo:rsid="00215320" style:language-asian="ru" style:country-asian="RU" style:font-weight-asian="normal" style:font-weight-complex="normal"/>
    </style:style>
    <style:style style:name="T59" style:family="text">
      <style:text-properties fo:color="#0000b2"/>
    </style:style>
    <style:style style:name="T60" style:family="text">
      <style:text-properties fo:color="#0000b2" style:font-name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41">Информационная безопасность и защита информации</text:span>»</text:p>
      <text:p text:style-name="P3"/>
      <text:p text:style-name="P3"/>
      <text:p text:style-name="P3"/>
      <text:p text:style-name="P3"/>
      <text:p text:style-name="P6">Лабораторная работа №<text:span text:style-name="T54">4</text:span></text:p>
      <text:h text:style-name="P22" text:outline-level="3"><text:span text:style-name="T4">«</text:span><text:span text:style-name="T6">Блочные шифры</text:span><text:span text:style-name="T4">»</text:span></text:h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</text:span><text:span text:style-name="T3">4</text:span><text:span text:style-name="T1">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<text:span text:style-name="T41">Мартынов</text:span> <text:span text:style-name="T41">А</text:span>.<text:span text:style-name="T41">И</text:span>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15"><text:soft-page-break/><text:tab/>Техническое задание</text:p>
      <text:p text:style-name="P16"><text:span text:style-name="T25"><text:tab/><text:tab/></text:span><text:span text:style-name="T14">Создать приложение, позволяющее </text:span><text:span text:style-name="T17">шифровать и дешифровать текстовые файлы </text:span><text:span text:style-name="T19">блочным</text:span><text:span text:style-name="T17"> шифром. При шифровании и дешифровании <text:s/>используется пароль, который хешируется методом MD4 и изпользуется для генерации массива ключей, использующихся при потоковом шифровании.</text:span></text:p>
      <text:list xml:id="list1433589378" text:style-name="WWNum7">
        <text:list-header>
          <text:p text:style-name="P29"><text:tab/><text:span text:style-name="T13">Реализация</text:span></text:p>
        </text:list-header>
      </text:list>
      <text:p text:style-name="P17"><text:span text:style-name="T26"><text:tab/><text:tab/></text:span><text:span text:style-name="Strong_20_Emphasis"><text:span text:style-name="T27"> </text:span></text:span><text:span text:style-name="Strong_20_Emphasis"><text:span text:style-name="T14">Для реализации графического интерфейса воспользуемся консольной утилитой dialog. Она позволяет выполнять отрисовку графических окон из bash скрипта. </text:span></text:span><text:span text:style-name="Strong_20_Emphasis"><text:span text:style-name="T19">Шифрование и дешифрование</text:span></text:span><text:span text:style-name="Strong_20_Emphasis"><text:span text:style-name="T14"> напишем на Python3. </text:span></text:span><text:span text:style-name="Strong_20_Emphasis"><text:span text:style-name="T16">В главном меню можно выбрать </text:span></text:span><text:span text:style-name="Strong_20_Emphasis"><text:span text:style-name="T17">пункт, позволяющий прописать имя файла для кодирования, </text:span></text:span><text:span text:style-name="Strong_20_Emphasis"><text:span text:style-name="T19">указать файл с сообщением для шифрования</text:span></text:span><text:span text:style-name="Strong_20_Emphasis"><text:span text:style-name="T17"> и пароль, использующийся при </text:span></text:span><text:span text:style-name="Strong_20_Emphasis"><text:span text:style-name="T19">шифровании</text:span></text:span><text:span text:style-name="Strong_20_Emphasis"><text:span text:style-name="T17">. В качестве </text:span></text:span><text:span text:style-name="Strong_20_Emphasis"><text:span text:style-name="T19">блочного</text:span></text:span><text:span text:style-name="Strong_20_Emphasis"><text:span text:style-name="T17"> шифра был выбран шифр </text:span></text:span><text:span text:style-name="Strong_20_Emphasis"><text:span text:style-name="T19">ГОСТ 28147-89</text:span></text:span><text:span text:style-name="Strong_20_Emphasis"><text:span text:style-name="T17">. Функция хеширования оформлена в виде отдельного класса на языке python.</text:span></text:span></text:p>
      <text:p text:style-name="P23"><text:span text:style-name="Strong_20_Emphasis"><text:span text:style-name="T9">Описание </text:span></text:span><text:span text:style-name="Strong_20_Emphasis"><text:span text:style-name="T12">алгоритма шифрования</text:span></text:span></text:p>
      <text:p text:style-name="P23"><text:span text:style-name="Strong_20_Emphasis"><text:span text:style-name="T19"><text:tab/>ГОСТ 28147-89 — советский и российский стандарт Симметричное шифрование симметричного шифрования, введённый в 1990 году, также является стандартом СНГ. Полное название— «ГОСТ 28147-89 Системы обработки информации. Защита криптографическая. Алгоритм криптографического преобразования». Блочный шифроалгоритм. При использовании метода шифрования с гаммированием, может выполнять функции поточного шифроалгоритма. </text:span></text:span></text:p>
      <text:p text:style-name="P26"><text:span text:style-name="Strong_20_Emphasis"><text:span text:style-name="T19">ГОСТ 28147-89 — блочный шифр с 256-битным ключом и 32 циклами преобразования, оперирующий 64-битными блоками. Основа алгоритма шифра — Сеть Фейстеля. </text:span></text:span></text:p>
      <text:p text:style-name="P25"><text:soft-page-break/><text:span text:style-name="Strong_20_Emphasis"><text:span text:style-name="T19">Базовым режимом шифрования по ГОСТ 28147-89 является режим простой замены (определены также более сложные режимы гаммирование, гаммирование с обратной связью и режим имитовставки). Для зашифрования в этом режиме открытый текст сначала разбивается на две половины (младшие биты — A, старшие биты — B. На i-ом цикле используется подключ K</text:span></text:span><text:span text:style-name="Strong_20_Emphasis"><text:span text:style-name="T23">i</text:span></text:span><text:span text:style-name="Strong_20_Emphasis"><text:span text:style-name="T19">: </text:span></text:span></text:p>
      <text:p text:style-name="P25"><text:bookmark text:name="MathJax-Element-1-Frame"/><text:bookmark text:name="MJXc-Node-1"/><text:bookmark text:name="MJXc-Node-2"/><text:bookmark text:name="MJXc-Node-3"/><text:bookmark text:name="MJXc-Node-4"/><text:bookmark text:name="MJXc-Node-5"/><text:bookmark text:name="MJXc-Node-6"/><text:bookmark text:name="MJXc-Node-7"/><text:bookmark text:name="MJXc-Node-8"/><text:span text:style-name="Strong_20_Emphasis"><text:span text:style-name="T19"> </text:span></text:span><text:bookmark text:name="MJXc-Node-9"/><text:bookmark text:name="MJXc-Node-10"/><text:span text:style-name="Strong_20_Emphasis"><text:span text:style-name="T19">A</text:span></text:span><text:bookmark text:name="MJXc-Node-11"/><text:bookmark text:name="MJXc-Node-12"/><text:bookmark text:name="MJXc-Node-13"/><text:span text:style-name="Strong_20_Emphasis"><text:span text:style-name="T19">i</text:span></text:span><text:bookmark text:name="MJXc-Node-14"/><text:span text:style-name="Strong_20_Emphasis"><text:span text:style-name="T19">+</text:span></text:span><text:bookmark text:name="MJXc-Node-15"/><text:span text:style-name="Strong_20_Emphasis"><text:span text:style-name="T19">1</text:span></text:span><text:bookmark text:name="MJXc-Node-16"/><text:span text:style-name="Strong_20_Emphasis"><text:span text:style-name="T19">=</text:span></text:span><text:bookmark text:name="MJXc-Node-17"/><text:bookmark text:name="MJXc-Node-18"/><text:span text:style-name="Strong_20_Emphasis"><text:span text:style-name="T19">B</text:span></text:span><text:bookmark text:name="MJXc-Node-19"/><text:span text:style-name="Strong_20_Emphasis"><text:span text:style-name="T19">i</text:span></text:span><text:bookmark text:name="MJXc-Node-20"/><text:span text:style-name="Strong_20_Emphasis"><text:span text:style-name="T19">⊕</text:span></text:span><text:bookmark text:name="MJXc-Node-21"/><text:span text:style-name="Strong_20_Emphasis"><text:span text:style-name="T19">f</text:span></text:span><text:bookmark text:name="MJXc-Node-22"/><text:span text:style-name="Strong_20_Emphasis"><text:span text:style-name="T19">(</text:span></text:span><text:bookmark text:name="MJXc-Node-23"/><text:bookmark text:name="MJXc-Node-24"/><text:span text:style-name="Strong_20_Emphasis"><text:span text:style-name="T19">A</text:span></text:span><text:bookmark text:name="MJXc-Node-25"/><text:span text:style-name="Strong_20_Emphasis"><text:span text:style-name="T19">i</text:span></text:span><text:bookmark text:name="MJXc-Node-26"/><text:span text:style-name="Strong_20_Emphasis"><text:span text:style-name="T19">,</text:span></text:span><text:bookmark text:name="MJXc-Node-27"/><text:bookmark text:name="MJXc-Node-28"/><text:span text:style-name="Strong_20_Emphasis"><text:span text:style-name="T19">K</text:span></text:span><text:bookmark text:name="MJXc-Node-29"/><text:span text:style-name="Strong_20_Emphasis"><text:span text:style-name="T19">i</text:span></text:span><text:bookmark text:name="MJXc-Node-30"/><text:span text:style-name="Strong_20_Emphasis"><text:span text:style-name="T19">)</text:span></text:span></text:p>
      <text:p text:style-name="P25"><text:span text:style-name="Strong_20_Emphasis"><text:span text:style-name="T19">Для генерации подключей исходный 256-битный ключ разбивается на восемь 32-битных блоков: K</text:span></text:span><text:span text:style-name="Strong_20_Emphasis"><text:span text:style-name="T23">1</text:span></text:span><text:span text:style-name="Strong_20_Emphasis"><text:span text:style-name="T19">…K</text:span></text:span><text:span text:style-name="Strong_20_Emphasis"><text:span text:style-name="T23">8</text:span></text:span><text:span text:style-name="Strong_20_Emphasis"><text:span text:style-name="T19">. </text:span></text:span></text:p>
      <text:p text:style-name="P25"><text:span text:style-name="Strong_20_Emphasis"><text:span text:style-name="T19">Ключи K</text:span></text:span><text:span text:style-name="Strong_20_Emphasis"><text:span text:style-name="T23">9</text:span></text:span><text:span text:style-name="Strong_20_Emphasis"><text:span text:style-name="T19">…K</text:span></text:span><text:span text:style-name="Strong_20_Emphasis"><text:span text:style-name="T23">24</text:span></text:span><text:span text:style-name="Strong_20_Emphasis"><text:span text:style-name="T19"> являются циклическим повторением ключей K</text:span></text:span><text:span text:style-name="Strong_20_Emphasis"><text:span text:style-name="T23">1</text:span></text:span><text:span text:style-name="Strong_20_Emphasis"><text:span text:style-name="T19">…K</text:span></text:span><text:span text:style-name="Strong_20_Emphasis"><text:span text:style-name="T23">8</text:span></text:span><text:span text:style-name="Strong_20_Emphasis"><text:span text:style-name="T19"> (нумеруются от младших битов к старшим). Ключи K</text:span></text:span><text:span text:style-name="Strong_20_Emphasis"><text:span text:style-name="T23">25</text:span></text:span><text:span text:style-name="Strong_20_Emphasis"><text:span text:style-name="T19">…K</text:span></text:span><text:span text:style-name="Strong_20_Emphasis"><text:span text:style-name="T23">32</text:span></text:span><text:span text:style-name="Strong_20_Emphasis"><text:span text:style-name="T19"> являются ключами K</text:span></text:span><text:span text:style-name="Strong_20_Emphasis"><text:span text:style-name="T23">1</text:span></text:span><text:span text:style-name="Strong_20_Emphasis"><text:span text:style-name="T19">…K</text:span></text:span><text:span text:style-name="Strong_20_Emphasis"><text:span text:style-name="T23">8</text:span></text:span><text:span text:style-name="Strong_20_Emphasis"><text:span text:style-name="T19">, идущими в обратном порядке. </text:span></text:span></text:p>
      <text:p text:style-name="P25"><text:span text:style-name="Strong_20_Emphasis"><text:span text:style-name="T19">После выполнения всех 32 раундов алгоритма, блоки A</text:span></text:span><text:span text:style-name="Strong_20_Emphasis"><text:span text:style-name="T23">33</text:span></text:span><text:span text:style-name="Strong_20_Emphasis"><text:span text:style-name="T19"> и B</text:span></text:span><text:span text:style-name="Strong_20_Emphasis"><text:span text:style-name="T23">33</text:span></text:span><text:span text:style-name="Strong_20_Emphasis"><text:span text:style-name="T19"> склеиваются— результат есть результат работы алгоритма. </text:span></text:span></text:p>
      <text:p text:style-name="P25"><text:span text:style-name="Strong_20_Emphasis"><text:span text:style-name="T19">Расшифрование выполняется так же, как и зашифрование, но инвертируется порядок подключей K</text:span></text:span><text:span text:style-name="Strong_20_Emphasis"><text:span text:style-name="T23">i</text:span></text:span><text:span text:style-name="Strong_20_Emphasis"><text:span text:style-name="T19">. </text:span></text:span></text:p>
      <text:p text:style-name="P24"><text:span text:style-name="Strong_20_Emphasis"><text:span text:style-name="T19">Функция </text:span></text:span><text:bookmark text:name="MathJax-Element-4-Frame"/><text:bookmark text:name="MJXc-Node-58"/><text:bookmark text:name="MJXc-Node-59"/><text:bookmark text:name="MJXc-Node-60"/><text:bookmark text:name="MJXc-Node-61"/><text:bookmark text:name="MJXc-Node-62"/><text:bookmark text:name="MJXc-Node-63"/><text:bookmark text:name="MJXc-Node-64"/><text:bookmark text:name="MJXc-Node-65"/><text:span text:style-name="Strong_20_Emphasis"><text:span text:style-name="T19">f</text:span></text:span><text:bookmark text:name="MJXc-Node-66"/><text:span text:style-name="Strong_20_Emphasis"><text:span text:style-name="T19">(</text:span></text:span><text:bookmark text:name="MJXc-Node-67"/><text:bookmark text:name="MJXc-Node-68"/><text:span text:style-name="Strong_20_Emphasis"><text:span text:style-name="T19">A</text:span></text:span><text:bookmark text:name="MJXc-Node-69"/><text:span text:style-name="Strong_20_Emphasis"><text:span text:style-name="T19">i</text:span></text:span><text:bookmark text:name="MJXc-Node-70"/><text:span text:style-name="Strong_20_Emphasis"><text:span text:style-name="T19">,</text:span></text:span><text:bookmark text:name="MJXc-Node-71"/><text:bookmark text:name="MJXc-Node-72"/><text:span text:style-name="Strong_20_Emphasis"><text:span text:style-name="T19">K</text:span></text:span><text:bookmark text:name="MJXc-Node-73"/><text:span text:style-name="Strong_20_Emphasis"><text:span text:style-name="T19">i</text:span></text:span><text:bookmark text:name="MJXc-Node-74"/><text:span text:style-name="Strong_20_Emphasis"><text:span text:style-name="T19">)</text:span></text:span></text:p>
      <text:p text:style-name="P25"><text:span text:style-name="Strong_20_Emphasis"><text:span text:style-name="T19">вычисляется следующим образом: </text:span></text:span></text:p>
      <text:p text:style-name="P25"><text:span text:style-name="Strong_20_Emphasis"><text:span text:style-name="T19">A</text:span></text:span><text:span text:style-name="Strong_20_Emphasis"><text:span text:style-name="T23">i</text:span></text:span><text:span text:style-name="Strong_20_Emphasis"><text:span text:style-name="T19"> и K</text:span></text:span><text:span text:style-name="Strong_20_Emphasis"><text:span text:style-name="T23">i</text:span></text:span><text:span text:style-name="Strong_20_Emphasis"><text:span text:style-name="T19"> складываются по модулю 2</text:span></text:span><text:span text:style-name="Strong_20_Emphasis"><text:span text:style-name="T24">32</text:span></text:span><text:span text:style-name="Strong_20_Emphasis"><text:span text:style-name="T19">. </text:span></text:span></text:p>
      <text:p text:style-name="P25"><text:span text:style-name="Strong_20_Emphasis"><text:span text:style-name="T19">Результат разбивается на восемь 4-битовых подпоследовательностей, каждая из которых поступает на вход своего </text:span></text:span><text:span text:style-name="Strong_20_Emphasis"><text:span text:style-name="T22">узла таблицы замен</text:span></text:span><text:span text:style-name="Strong_20_Emphasis"><text:span text:style-name="T19"> (в порядке возрастания старшинства битов), называемого ниже </text:span></text:span><text:span text:style-name="Strong_20_Emphasis"><text:span text:style-name="T22">S-блоком</text:span></text:span><text:span text:style-name="Strong_20_Emphasis"><text:span text:style-name="T19">. Общее количество S-блоков ГОСТа — восемь, то есть столько же, сколько и подпоследовательностей. Каждый </text:span></text:span><text:span text:style-name="Strong_20_Emphasis"><text:span text:style-name="T22">S-блок</text:span></text:span><text:span text:style-name="Strong_20_Emphasis"><text:span text:style-name="T19"> представляет собой перестановку </text:span></text:span><text:soft-page-break/><text:span text:style-name="Strong_20_Emphasis"><text:span text:style-name="T19">чисел от 0 до 15. Первая 4-битная подпоследовательность попадает на вход первого S-блока, вторая — на вход второго и т. д. </text:span></text:span></text:p>
      <text:p text:style-name="P25"><text:span text:style-name="Strong_20_Emphasis"><text:span text:style-name="T19">Если </text:span></text:span><text:span text:style-name="Strong_20_Emphasis"><text:span text:style-name="T22">S-блок</text:span></text:span><text:span text:style-name="Strong_20_Emphasis"><text:span text:style-name="T19"> выглядит так: </text:span></text:span></text:p>
      <text:p text:style-name="P25"><text:span text:style-name="Strong_20_Emphasis"><text:span text:style-name="T19">1, 15, 13, 0, 5, 7, 10, 4, 9, 2, 3, 14, 6, 11, 8, 12 </text:span></text:span></text:p>
      <text:p text:style-name="P25"><text:span text:style-name="Strong_20_Emphasis"><text:span text:style-name="T19">и на входе S-блока 0, то на выходе будет 1, если 4, то на выходе будет 5, если на входе 12, то на выходе 6 и т. д. </text:span></text:span></text:p>
      <text:p text:style-name="P25"><text:span text:style-name="Strong_20_Emphasis"><text:span text:style-name="T19">Выходы всех восьми S-блоков объединяются в 32-битное слово, затем всё слово циклически сдвигается влево (к старшим разрядам) на 11 битов. </text:span></text:span></text:p>
      <text:p text:style-name="P25"><text:span text:style-name="Strong_20_Emphasis"><text:span text:style-name="T19">Все восемь S-блоков могут быть различными. Фактически, они могут являться дополнительным ключевым материалом, но чаще являются параметром схемы, общим для определенной группы пользователей. В ГОСТ Р 34.11-94 для целей тестирования приведены следующие S-блоки: </text:span>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able:table table:name="Таблица2" table:style-name="Таблица2">
              <table:table-column table:style-name="Таблица2.A"/>
              <table:table-column table:style-name="Таблица2.B" table:number-columns-repeated="15"/>
              <table:table-column table:style-name="Таблица2.Q"/>
              <table:table-row>
                <table:table-cell table:style-name="Таблица2.A1" office:value-type="string">
                  <text:p text:style-name="Table_20_Heading"><text:span text:style-name="Strong_20_Emphasis"><text:span text:style-name="T19">Номер S-блока </text:span></text:span></text:p>
                </table:table-cell>
                <table:table-cell table:style-name="Таблица2.A1" table:number-columns-spanned="16" office:value-type="string">
                  <text:p text:style-name="Table_20_Heading"><text:span text:style-name="Strong_20_Emphasis"><text:span text:style-name="T19">Значение </text:span>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Таблица2.A1" office:value-type="string">
                  <text:p text:style-name="Table_20_Heading"><text:span text:style-name="Strong_20_Emphasis"><text:span text:style-name="T19">1 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9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8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6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7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3 </text:span></text:span></text:p>
                </table:table-cell>
              </table:table-row>
              <table:table-row>
                <table:table-cell table:style-name="Таблица2.A1" office:value-type="string">
                  <text:p text:style-name="Table_20_Heading"><text:span text:style-name="Strong_20_Emphasis"><text:span text:style-name="T19">2 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6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8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7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9 </text:span></text:span></text:p>
                </table:table-cell>
              </table:table-row>
              <table:table-row>
                <table:table-cell table:style-name="Таблица2.A1" office:value-type="string">
                  <text:p text:style-name="Table_20_Heading"><text:span text:style-name="Strong_20_Emphasis"><text:span text:style-name="T19">3 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8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7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6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9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1 </text:span></text:span></text:p>
                </table:table-cell>
              </table:table-row>
              <table:table-row>
                <table:table-cell table:style-name="Таблица2.A1" office:value-type="string">
                  <text:p text:style-name="Table_20_Heading"><text:span text:style-name="Strong_20_Emphasis"><text:span text:style-name="T19">4 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7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8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9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6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3 </text:span></text:span></text:p>
                </table:table-cell>
              </table:table-row>
              <table:table-row>
                <table:table-cell table:style-name="Таблица2.A1" office:value-type="string">
                  <text:p text:style-name="Table_20_Heading"><text:span text:style-name="Strong_20_Emphasis"><text:span text:style-name="T19">5 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6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7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8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9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2 </text:span></text:span></text:p>
                </table:table-cell>
              </table:table-row>
              <table:table-row>
                <table:table-cell table:style-name="Таблица2.A1" office:value-type="string">
                  <text:p text:style-name="Table_20_Heading"><text:span text:style-name="Strong_20_Emphasis"><text:span text:style-name="T19">6 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7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6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8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9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4 </text:span></text:span></text:p>
                </table:table-cell>
              </table:table-row>
              <table:table-row>
                <table:table-cell table:style-name="Таблица2.A1" office:value-type="string">
                  <text:p text:style-name="Table_20_Heading"><text:span text:style-name="Strong_20_Emphasis"><text:span text:style-name="T19">7 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9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7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6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8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2 </text:span></text:span></text:p>
                </table:table-cell>
              </table:table-row>
              <table:table-row>
                <table:table-cell table:style-name="Таблица2.A1" office:value-type="string">
                  <text:p text:style-name="Table_20_Heading"><text:span text:style-name="Strong_20_Emphasis"><text:span text:style-name="T19">8 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5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7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0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9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2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3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4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6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1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8</text:span></text:span></text:p>
                </table:table-cell>
                <table:table-cell table:style-name="Таблица2.A1" office:value-type="string">
                  <text:p text:style-name="Table_20_Contents"><text:span text:style-name="Strong_20_Emphasis"><text:span text:style-name="T19">12 </text:span></text:span></text:p>
                </table:table-cell>
              </table:table-row>
            </table:table>
            <text:p text:style-name="P34"><text:span text:style-name="Strong_20_Emphasis"><text:span text:style-name="T19"/></text:span></text:p>
          </table:table-cell>
        </table:table-row>
      </table:table>
      <text:p text:style-name="Text_20_body"><text:span text:style-name="Strong_20_Emphasis"><text:span text:style-name="T19"/></text:span></text:p>
      <text:p text:style-name="P28"><text:span text:style-name="Strong_20_Emphasis"><text:span text:style-name="T19">Код программы</text:span></text:span></text:p>
      <text:p text:style-name="P9"><text:span text:style-name="Strong_20_Emphasis"><text:span text:style-name="T32">import </text:span></text:span><text:span text:style-name="Strong_20_Emphasis"><text:span text:style-name="T40">sys</text:span></text:span></text:p>
      <text:p text:style-name="P7"><text:span text:style-name="T29">class </text:span>Crypt(<text:span text:style-name="T28">object</text:span>):</text:p>
      <text:p text:style-name="P9"><text:s text:c="4"/><text:span text:style-name="T31">def </text:span><text:span text:style-name="T47">__init__</text:span><text:span text:style-name="T39">(</text:span><text:span text:style-name="T49">self</text:span><text:span text:style-name="T39">, key):</text:span></text:p>
      <text:p text:style-name="P9"><text:soft-page-break/><text:s text:c="8"/><text:span text:style-name="T49">self</text:span><text:span text:style-name="T39">.key = key</text:span></text:p>
      <text:p text:style-name="P9"><text:s text:c="8"/><text:span text:style-name="T49">self</text:span><text:span text:style-name="T39">.sbox = (</text:span></text:p>
      <text:p text:style-name="P9"><text:s text:c="4"/><text:span text:style-name="T39">(</text:span><text:span text:style-name="T38">4</text:span><text:span text:style-name="T39">, </text:span><text:span text:style-name="T38">10</text:span><text:span text:style-name="T39">, </text:span><text:span text:style-name="T38">9</text:span><text:span text:style-name="T39">, </text:span><text:span text:style-name="T38">2</text:span><text:span text:style-name="T39">, </text:span><text:span text:style-name="T38">13</text:span><text:span text:style-name="T39">, </text:span><text:span text:style-name="T38">8</text:span><text:span text:style-name="T39">, </text:span><text:span text:style-name="T38">0</text:span><text:span text:style-name="T39">, </text:span><text:span text:style-name="T38">14</text:span><text:span text:style-name="T39">, </text:span><text:span text:style-name="T38">6</text:span><text:span text:style-name="T39">, </text:span><text:span text:style-name="T38">11</text:span><text:span text:style-name="T39">, </text:span><text:span text:style-name="T38">1</text:span><text:span text:style-name="T39">, </text:span><text:span text:style-name="T38">12</text:span><text:span text:style-name="T39">, </text:span><text:span text:style-name="T38">7</text:span><text:span text:style-name="T39">, </text:span><text:span text:style-name="T38">15</text:span><text:span text:style-name="T39">, </text:span><text:span text:style-name="T38">5</text:span><text:span text:style-name="T39">, </text:span><text:span text:style-name="T38">3</text:span><text:span text:style-name="T39">),</text:span></text:p>
      <text:p text:style-name="P9"><text:s text:c="4"/><text:span text:style-name="T39">(</text:span><text:span text:style-name="T38">14</text:span><text:span text:style-name="T39">, </text:span><text:span text:style-name="T38">11</text:span><text:span text:style-name="T39">, </text:span><text:span text:style-name="T38">4</text:span><text:span text:style-name="T39">, </text:span><text:span text:style-name="T38">12</text:span><text:span text:style-name="T39">, </text:span><text:span text:style-name="T38">6</text:span><text:span text:style-name="T39">, </text:span><text:span text:style-name="T38">13</text:span><text:span text:style-name="T39">, </text:span><text:span text:style-name="T38">15</text:span><text:span text:style-name="T39">, </text:span><text:span text:style-name="T38">10</text:span><text:span text:style-name="T39">, </text:span><text:span text:style-name="T38">2</text:span><text:span text:style-name="T39">, </text:span><text:span text:style-name="T38">3</text:span><text:span text:style-name="T39">, </text:span><text:span text:style-name="T38">8</text:span><text:span text:style-name="T39">, </text:span><text:span text:style-name="T38">1</text:span><text:span text:style-name="T39">, </text:span><text:span text:style-name="T38">0</text:span><text:span text:style-name="T39">, </text:span><text:span text:style-name="T38">7</text:span><text:span text:style-name="T39">, </text:span><text:span text:style-name="T38">5</text:span><text:span text:style-name="T39">, </text:span><text:span text:style-name="T38">9</text:span><text:span text:style-name="T39">),</text:span></text:p>
      <text:p text:style-name="P9"><text:s text:c="4"/><text:span text:style-name="T39">(</text:span><text:span text:style-name="T38">5</text:span><text:span text:style-name="T39">, </text:span><text:span text:style-name="T38">8</text:span><text:span text:style-name="T39">, </text:span><text:span text:style-name="T38">1</text:span><text:span text:style-name="T39">, </text:span><text:span text:style-name="T38">13</text:span><text:span text:style-name="T39">, </text:span><text:span text:style-name="T38">10</text:span><text:span text:style-name="T39">, </text:span><text:span text:style-name="T38">3</text:span><text:span text:style-name="T39">, </text:span><text:span text:style-name="T38">4</text:span><text:span text:style-name="T39">, </text:span><text:span text:style-name="T38">2</text:span><text:span text:style-name="T39">, </text:span><text:span text:style-name="T38">14</text:span><text:span text:style-name="T39">, </text:span><text:span text:style-name="T38">15</text:span><text:span text:style-name="T39">, </text:span><text:span text:style-name="T38">12</text:span><text:span text:style-name="T39">, </text:span><text:span text:style-name="T38">7</text:span><text:span text:style-name="T39">, </text:span><text:span text:style-name="T38">6</text:span><text:span text:style-name="T39">, </text:span><text:span text:style-name="T38">0</text:span><text:span text:style-name="T39">, </text:span><text:span text:style-name="T38">9</text:span><text:span text:style-name="T39">, </text:span><text:span text:style-name="T38">11</text:span><text:span text:style-name="T39">),</text:span></text:p>
      <text:p text:style-name="P9"><text:s text:c="4"/><text:span text:style-name="T39">(</text:span><text:span text:style-name="T38">7</text:span><text:span text:style-name="T39">, </text:span><text:span text:style-name="T38">13</text:span><text:span text:style-name="T39">, </text:span><text:span text:style-name="T38">10</text:span><text:span text:style-name="T39">, </text:span><text:span text:style-name="T38">1</text:span><text:span text:style-name="T39">, </text:span><text:span text:style-name="T38">0</text:span><text:span text:style-name="T39">, </text:span><text:span text:style-name="T38">8</text:span><text:span text:style-name="T39">, </text:span><text:span text:style-name="T38">9</text:span><text:span text:style-name="T39">, </text:span><text:span text:style-name="T38">15</text:span><text:span text:style-name="T39">, </text:span><text:span text:style-name="T38">14</text:span><text:span text:style-name="T39">, </text:span><text:span text:style-name="T38">4</text:span><text:span text:style-name="T39">, </text:span><text:span text:style-name="T38">6</text:span><text:span text:style-name="T39">, </text:span><text:span text:style-name="T38">12</text:span><text:span text:style-name="T39">, </text:span><text:span text:style-name="T38">11</text:span><text:span text:style-name="T39">, </text:span><text:span text:style-name="T38">2</text:span><text:span text:style-name="T39">, </text:span><text:span text:style-name="T38">5</text:span><text:span text:style-name="T39">, </text:span><text:span text:style-name="T38">3</text:span><text:span text:style-name="T39">),</text:span></text:p>
      <text:p text:style-name="P9"><text:s text:c="4"/><text:span text:style-name="T39">(</text:span><text:span text:style-name="T38">6</text:span><text:span text:style-name="T39">, </text:span><text:span text:style-name="T38">12</text:span><text:span text:style-name="T39">, </text:span><text:span text:style-name="T38">7</text:span><text:span text:style-name="T39">, </text:span><text:span text:style-name="T38">1</text:span><text:span text:style-name="T39">, </text:span><text:span text:style-name="T38">5</text:span><text:span text:style-name="T39">, </text:span><text:span text:style-name="T38">15</text:span><text:span text:style-name="T39">, </text:span><text:span text:style-name="T38">13</text:span><text:span text:style-name="T39">, </text:span><text:span text:style-name="T38">8</text:span><text:span text:style-name="T39">, </text:span><text:span text:style-name="T38">4</text:span><text:span text:style-name="T39">, </text:span><text:span text:style-name="T38">10</text:span><text:span text:style-name="T39">, </text:span><text:span text:style-name="T38">9</text:span><text:span text:style-name="T39">, </text:span><text:span text:style-name="T38">14</text:span><text:span text:style-name="T39">, </text:span><text:span text:style-name="T38">0</text:span><text:span text:style-name="T39">, </text:span><text:span text:style-name="T38">3</text:span><text:span text:style-name="T39">, </text:span><text:span text:style-name="T38">11</text:span><text:span text:style-name="T39">, </text:span><text:span text:style-name="T38">2</text:span><text:span text:style-name="T39">),</text:span></text:p>
      <text:p text:style-name="P9"><text:s text:c="4"/><text:span text:style-name="T39">(</text:span><text:span text:style-name="T38">4</text:span><text:span text:style-name="T39">, </text:span><text:span text:style-name="T38">11</text:span><text:span text:style-name="T39">, </text:span><text:span text:style-name="T38">10</text:span><text:span text:style-name="T39">, </text:span><text:span text:style-name="T38">0</text:span><text:span text:style-name="T39">, </text:span><text:span text:style-name="T38">7</text:span><text:span text:style-name="T39">, </text:span><text:span text:style-name="T38">2</text:span><text:span text:style-name="T39">, </text:span><text:span text:style-name="T38">1</text:span><text:span text:style-name="T39">, </text:span><text:span text:style-name="T38">13</text:span><text:span text:style-name="T39">, </text:span><text:span text:style-name="T38">3</text:span><text:span text:style-name="T39">, </text:span><text:span text:style-name="T38">6</text:span><text:span text:style-name="T39">, </text:span><text:span text:style-name="T38">8</text:span><text:span text:style-name="T39">, </text:span><text:span text:style-name="T38">5</text:span><text:span text:style-name="T39">, </text:span><text:span text:style-name="T38">9</text:span><text:span text:style-name="T39">, </text:span><text:span text:style-name="T38">12</text:span><text:span text:style-name="T39">, </text:span><text:span text:style-name="T38">15</text:span><text:span text:style-name="T39">, </text:span><text:span text:style-name="T38">14</text:span><text:span text:style-name="T39">),</text:span></text:p>
      <text:p text:style-name="P9"><text:s text:c="4"/><text:span text:style-name="T39">(</text:span><text:span text:style-name="T38">13</text:span><text:span text:style-name="T39">, </text:span><text:span text:style-name="T38">11</text:span><text:span text:style-name="T39">, </text:span><text:span text:style-name="T38">4</text:span><text:span text:style-name="T39">, </text:span><text:span text:style-name="T38">1</text:span><text:span text:style-name="T39">, </text:span><text:span text:style-name="T38">3</text:span><text:span text:style-name="T39">, </text:span><text:span text:style-name="T38">15</text:span><text:span text:style-name="T39">, </text:span><text:span text:style-name="T38">5</text:span><text:span text:style-name="T39">, </text:span><text:span text:style-name="T38">9</text:span><text:span text:style-name="T39">, </text:span><text:span text:style-name="T38">0</text:span><text:span text:style-name="T39">, </text:span><text:span text:style-name="T38">10</text:span><text:span text:style-name="T39">, </text:span><text:span text:style-name="T38">14</text:span><text:span text:style-name="T39">, </text:span><text:span text:style-name="T38">7</text:span><text:span text:style-name="T39">, </text:span><text:span text:style-name="T38">6</text:span><text:span text:style-name="T39">, </text:span><text:span text:style-name="T38">8</text:span><text:span text:style-name="T39">, </text:span><text:span text:style-name="T38">2</text:span><text:span text:style-name="T39">, </text:span><text:span text:style-name="T38">12</text:span><text:span text:style-name="T39">),</text:span></text:p>
      <text:p text:style-name="P9"><text:s text:c="4"/><text:span text:style-name="T39">(</text:span><text:span text:style-name="T38">1</text:span><text:span text:style-name="T39">, </text:span><text:span text:style-name="T38">15</text:span><text:span text:style-name="T39">, </text:span><text:span text:style-name="T38">13</text:span><text:span text:style-name="T39">, </text:span><text:span text:style-name="T38">0</text:span><text:span text:style-name="T39">, </text:span><text:span text:style-name="T38">5</text:span><text:span text:style-name="T39">, </text:span><text:span text:style-name="T38">7</text:span><text:span text:style-name="T39">, </text:span><text:span text:style-name="T38">10</text:span><text:span text:style-name="T39">, </text:span><text:span text:style-name="T38">4</text:span><text:span text:style-name="T39">, </text:span><text:span text:style-name="T38">9</text:span><text:span text:style-name="T39">, </text:span><text:span text:style-name="T38">2</text:span><text:span text:style-name="T39">, </text:span><text:span text:style-name="T38">3</text:span><text:span text:style-name="T39">, </text:span><text:span text:style-name="T38">14</text:span><text:span text:style-name="T39">, </text:span><text:span text:style-name="T38">6</text:span><text:span text:style-name="T39">, </text:span><text:span text:style-name="T38">11</text:span><text:span text:style-name="T39">, </text:span><text:span text:style-name="T38">8</text:span><text:span text:style-name="T39">, </text:span><text:span text:style-name="T38">12</text:span><text:span text:style-name="T39">),</text:span></text:p>
      <text:p text:style-name="P9"><text:s text:c="4"/><text:span text:style-name="T39">)</text:span></text:p>
      <text:p text:style-name="P9"><text:s text:c="4"/><text:span text:style-name="T60">@property</text:span></text:p>
      <text:p text:style-name="P9"><text:span text:style-name="T59"><text:s text:c="4"/></text:span><text:span text:style-name="T31">def </text:span><text:span text:style-name="T39">key(</text:span><text:span text:style-name="T49">self</text:span><text:span text:style-name="T39">):</text:span></text:p>
      <text:p text:style-name="P9"><text:s text:c="8"/><text:span text:style-name="T31">return </text:span><text:span text:style-name="T49">self</text:span><text:span text:style-name="T39">._key</text:span></text:p>
      <text:p text:style-name="P9"><text:s text:c="4"/><text:span text:style-name="T60">@key.setter</text:span></text:p>
      <text:p text:style-name="P9"><text:span text:style-name="T59"><text:s text:c="4"/></text:span><text:span text:style-name="T31">def </text:span><text:span text:style-name="T39">key(</text:span><text:span text:style-name="T49">self</text:span><text:span text:style-name="T39">, key):</text:span></text:p>
      <text:p text:style-name="P9"><text:s text:c="8"/><text:span text:style-name="T49">self</text:span><text:span text:style-name="T39">._key = key</text:span></text:p>
      <text:p text:style-name="P9"><text:s text:c="8"/><text:span text:style-name="T49">self</text:span><text:span text:style-name="T39">._subkeys = [(key &gt;&gt; (</text:span><text:span text:style-name="T38">32 </text:span><text:span text:style-name="T39">* i)) &amp; </text:span><text:span text:style-name="T38">0xFFFFFFFF </text:span><text:span text:style-name="T31">for </text:span><text:span text:style-name="T39">i </text:span><text:span text:style-name="T31">in </text:span><text:span text:style-name="T30">range</text:span><text:span text:style-name="T39">(</text:span><text:span text:style-name="T38">8</text:span><text:span text:style-name="T39">)] <text:s/></text:span><text:span text:style-name="T53"># 8 кусков</text:span></text:p>
      <text:p text:style-name="P9"><text:span text:style-name="T52"><text:s text:c="4"/></text:span><text:span text:style-name="T31">def </text:span><text:span text:style-name="T39">_f(</text:span><text:span text:style-name="T49">self</text:span><text:span text:style-name="T39">, part, key):</text:span></text:p>
      <text:p text:style-name="P9"><text:s text:c="8"/><text:span text:style-name="T39">temp = part ^ key</text:span></text:p>
      <text:p text:style-name="P9"><text:s text:c="8"/><text:span text:style-name="T39">output = </text:span><text:span text:style-name="T38">0</text:span></text:p>
      <text:p text:style-name="P9"><text:span text:style-name="T37"><text:s text:c="8"/></text:span><text:span text:style-name="T31">for </text:span><text:span text:style-name="T39">i </text:span><text:span text:style-name="T31">in </text:span><text:span text:style-name="T30">range</text:span><text:span text:style-name="T39">(</text:span><text:span text:style-name="T38">8</text:span><text:span text:style-name="T39">):</text:span></text:p>
      <text:p text:style-name="P9"><text:s text:c="12"/><text:span text:style-name="T39">output |= ((</text:span><text:span text:style-name="T49">self</text:span><text:span text:style-name="T39">.sbox[i][(temp &gt;&gt; (</text:span><text:span text:style-name="T38">4 </text:span><text:span text:style-name="T39">* i)) &amp; </text:span><text:span text:style-name="T38">0b1111</text:span><text:span text:style-name="T39">]) &lt;&lt; (</text:span><text:span text:style-name="T38">4 </text:span><text:span text:style-name="T39">* i))</text:span></text:p>
      <text:p text:style-name="P9"><text:s text:c="8"/><text:span text:style-name="T31">return </text:span><text:span text:style-name="T39">((output &gt;&gt; </text:span><text:span text:style-name="T38">11</text:span><text:span text:style-name="T39">) | (output &lt;&lt; (</text:span><text:span text:style-name="T38">32 </text:span><text:span text:style-name="T39">- </text:span><text:span text:style-name="T38">11</text:span><text:span text:style-name="T39">))) &amp; </text:span><text:span text:style-name="T38">0xFFFFFFFF</text:span></text:p>
      <text:p text:style-name="P9"><text:span text:style-name="T37"><text:s text:c="4"/></text:span><text:span text:style-name="T31">def </text:span><text:span text:style-name="T39">encrypt(</text:span><text:span text:style-name="T49">self</text:span><text:span text:style-name="T39">, msg):</text:span></text:p>
      <text:p text:style-name="P9"><text:s text:c="8"/><text:span text:style-name="T31">def </text:span><text:span text:style-name="T39">_encrypt_round(left, right, round_key):</text:span></text:p>
      <text:p text:style-name="P9"><text:s text:c="12"/><text:span text:style-name="T31">return </text:span><text:span text:style-name="T39">right, left ^ self._f(right, round_key)</text:span></text:p>
      <text:p text:style-name="P9"><text:s text:c="8"/><text:span text:style-name="T39">left_part = msg &gt;&gt; </text:span><text:span text:style-name="T38">32</text:span></text:p>
      <text:p text:style-name="P9"><text:span text:style-name="T37"><text:s text:c="8"/></text:span><text:span text:style-name="T39">right_part = msg &amp; </text:span><text:span text:style-name="T38">0xFFFFFFFF</text:span></text:p>
      <text:p text:style-name="P9"><text:span text:style-name="T37"><text:s text:c="8"/></text:span><text:span text:style-name="T31">for </text:span><text:span text:style-name="T39">i </text:span><text:span text:style-name="T31">in </text:span><text:span text:style-name="T30">range</text:span><text:span text:style-name="T39">(</text:span><text:span text:style-name="T38">24</text:span><text:span text:style-name="T39">):</text:span></text:p>
      <text:p text:style-name="P9"><text:s text:c="12"/><text:span text:style-name="T39">left_part, right_part = _encrypt_round(left_part, right_part, </text:span><text:span text:style-name="T49">self</text:span><text:span text:style-name="T39">._subkeys[i % </text:span><text:span text:style-name="T38">8</text:span><text:span text:style-name="T39">])</text:span></text:p>
      <text:p text:style-name="P9"><text:s text:c="8"/><text:span text:style-name="T31">for </text:span><text:span text:style-name="T39">i </text:span><text:span text:style-name="T31">in </text:span><text:span text:style-name="T30">range</text:span><text:span text:style-name="T39">(</text:span><text:span text:style-name="T38">8</text:span><text:span text:style-name="T39">):</text:span></text:p>
      <text:p text:style-name="P9"><text:s text:c="12"/><text:span text:style-name="T39">left_part, right_part = _encrypt_round(left_part, right_part, </text:span><text:span text:style-name="T49">self</text:span><text:span text:style-name="T39">._subkeys[</text:span><text:span text:style-name="T38">7 </text:span><text:span text:style-name="T39">- i])</text:span></text:p>
      <text:p text:style-name="P9"><text:s text:c="8"/><text:span text:style-name="T31">return </text:span><text:span text:style-name="T39">(left_part &lt;&lt; </text:span><text:span text:style-name="T38">32</text:span><text:span text:style-name="T39">) | right_part</text:span></text:p>
      <text:p text:style-name="P9"><text:s text:c="4"/><text:span text:style-name="T31">def </text:span><text:span text:style-name="T39">decrypt(</text:span><text:span text:style-name="T49">self</text:span><text:span text:style-name="T39">, crypted_msg):</text:span></text:p>
      <text:p text:style-name="P9"><text:s text:c="8"/><text:span text:style-name="T31">def </text:span><text:span text:style-name="T39">_decrypt_round(left, right, round_key):</text:span></text:p>
      <text:p text:style-name="P9"><text:s text:c="12"/><text:span text:style-name="T31">return </text:span><text:span text:style-name="T39">right ^ self._f(left, round_key), left</text:span></text:p>
      <text:p text:style-name="P9"><text:s text:c="8"/><text:span text:style-name="T39">left_part = crypted_msg &gt;&gt; </text:span><text:span text:style-name="T38">32</text:span></text:p>
      <text:p text:style-name="P9"><text:span text:style-name="T37"><text:s text:c="8"/></text:span><text:span text:style-name="T39">right_part = crypted_msg &amp; </text:span><text:span text:style-name="T38">0xFFFFFFFF</text:span></text:p>
      <text:p text:style-name="P9"><text:span text:style-name="T37"><text:s text:c="8"/></text:span><text:span text:style-name="T31">for </text:span><text:span text:style-name="T39">i </text:span><text:span text:style-name="T31">in </text:span><text:span text:style-name="T30">range</text:span><text:span text:style-name="T39">(</text:span><text:span text:style-name="T38">8</text:span><text:span text:style-name="T39">):</text:span></text:p>
      <text:p text:style-name="P9"><text:s text:c="12"/><text:span text:style-name="T39">left_part, right_part = _decrypt_round(left_part, right_part, </text:span><text:span text:style-name="T49">self</text:span><text:span text:style-name="T39">._subkeys[i])</text:span></text:p>
      <text:p text:style-name="P9"><text:s text:c="8"/><text:span text:style-name="T31">for </text:span><text:span text:style-name="T39">i </text:span><text:span text:style-name="T31">in </text:span><text:span text:style-name="T30">range</text:span><text:span text:style-name="T39">(</text:span><text:span text:style-name="T38">24</text:span><text:span text:style-name="T39">):</text:span></text:p>
      <text:p text:style-name="P9"><text:s text:c="12"/><text:span text:style-name="T39">left_part, right_part = _decrypt_round(left_part, right_part, </text:span><text:span text:style-name="T49">self</text:span><text:span text:style-name="T39">._subkeys[(</text:span><text:span text:style-name="T38">7 </text:span><text:span text:style-name="T39">- i) % </text:span><text:span text:style-name="T38">8</text:span><text:span text:style-name="T39">])</text:span></text:p>
      <text:p text:style-name="P33"><text:s text:c="8"/><text:span text:style-name="T31">return </text:span><text:span text:style-name="T39">(left_part &lt;&lt; </text:span><text:span text:style-name="T38">32</text:span><text:span text:style-name="T39">) | right_part</text:span></text:p>
      <text:p text:style-name="P9"><text:span text:style-name="Strong_20_Emphasis"><text:span text:style-name="T32"/></text:span></text:p>
      <text:p text:style-name="P10"/>
      <text:p text:style-name="P13"><text:soft-page-break/>Вывод:</text:p>
      <text:p text:style-name="P14">В ходе выполнения данной лабораторной работы я <text:span text:style-name="T45">научился шифровать файлы с помощью блочного шифра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21</meta:editing-cycles>
    <meta:creation-date>2019-05-14T14:03:00</meta:creation-date>
    <dc:date>2019-12-21T07:08:00.223115615</dc:date>
    <meta:editing-duration>PT2H28M34S</meta:editing-duration>
    <meta:generator>LibreOffice/6.0.7.3$Linux_X86_64 LibreOffice_project/00m0$Build-3</meta:generator>
    <meta:document-statistic meta:table-count="2" meta:image-count="0" meta:object-count="0" meta:page-count="6" meta:paragraph-count="225" meta:word-count="970" meta:character-count="6167" meta:non-whitespace-character-count="50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